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99cm" fo:margin-left="0.605cm" table:align="left"/>
    </style:style>
    <style:style style:name="Table1.A" style:family="table-column">
      <style:table-column-properties style:column-width="1.305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1.416cm"/>
    </style:style>
    <style:style style:name="Table1.D" style:family="table-column">
      <style:table-column-properties style:column-width="1.415cm"/>
    </style:style>
    <style:style style:name="Table1.E" style:family="table-column">
      <style:table-column-properties style:column-width="1.311cm"/>
    </style:style>
    <style:style style:name="Table1.F" style:family="table-column">
      <style:table-column-properties style:column-width="1.1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0.605cm" fo:margin-left="0.728cm" table:align="left"/>
    </style:style>
    <style:style style:name="Table2.A" style:family="table-column">
      <style:table-column-properties style:column-width="6.593cm"/>
    </style:style>
    <style:style style:name="Table2.B" style:family="table-column">
      <style:table-column-properties style:column-width="4.011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c68a" officeooo:paragraph-rsid="0017c68a"/>
    </style:style>
    <style:style style:name="P2" style:family="paragraph" style:parent-style-name="Standard">
      <style:text-properties officeooo:rsid="0017c68a" officeooo:paragraph-rsid="0017ddcf"/>
    </style:style>
    <style:style style:name="P3" style:family="paragraph" style:parent-style-name="Standard">
      <style:text-properties officeooo:rsid="0017ddcf" officeooo:paragraph-rsid="0017ddcf"/>
    </style:style>
    <style:style style:name="P4" style:family="paragraph" style:parent-style-name="Standard">
      <style:text-properties officeooo:rsid="0018e95a" officeooo:paragraph-rsid="0018e95a"/>
    </style:style>
    <style:style style:name="P5" style:family="paragraph" style:parent-style-name="Standard">
      <style:text-properties officeooo:rsid="001a2156" officeooo:paragraph-rsid="001a2156"/>
    </style:style>
    <style:style style:name="P6" style:family="paragraph" style:parent-style-name="Standard">
      <style:text-properties officeooo:rsid="001beb72" officeooo:paragraph-rsid="001beb72"/>
    </style:style>
    <style:style style:name="P7" style:family="paragraph" style:parent-style-name="Table_20_Contents">
      <style:text-properties officeooo:rsid="0017ddcf" officeooo:paragraph-rsid="0017ddcf"/>
    </style:style>
    <style:style style:name="P8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fo:font-size="10pt" fo:font-style="italic" officeooo:rsid="0017ddcf" officeooo:paragraph-rsid="0017ddcf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95a" officeooo:paragraph-rsid="0018e9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18e95a" officeooo:paragraph-rsid="0018e95a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T1" style:family="text">
      <style:text-properties officeooo:rsid="0017ddc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/>The two data types of Boolean data type are true and false. We can use this datatype as below:</text:p>
      <text:p text:style-name="P1"><text:s/>input- print(bool(expression))</text:p>
      <text:p text:style-name="P1"><text:s/>output – True / False</text:p>
      <text:p text:style-name="P1"><text:s/>For example 1: i/p: <text:s/>print(bool(3&lt;4))</text:p>
      <text:p text:style-name="P1"><text:s text:c="23"/>o/p: True</text:p>
      <text:p text:style-name="P1"><text:s text:c="7"/>example 2: i/p: x=10</text:p>
      <text:p text:style-name="P1"><text:s text:c="26"/>if (bool(x%2==0)):</text:p>
      <text:p text:style-name="P1"><text:s text:c="30"/>print(“Number is divisible by 2”)</text:p>
      <text:p text:style-name="P1"><text:s text:c="26"/>else </text:p>
      <text:p text:style-name="P1"><text:s text:c="30"/>print(“Number is not divisible by 2”)</text:p>
      <text:p text:style-name="P2"><text:s text:c="26"/>o/p: <text:s/>Number is divisible by 2.</text:p>
      <text:p text:style-name="P2"><text:span text:style-name="T1">2) <text:s/>There are three different types of boolean operator i.e. and, or, not.</text:span></text:p>
      <text:p text:style-name="P2"><text:span text:style-name="T1">3) <text:s/>Below the truth tables of “AND”, “OR”, “NOT” has been evaluated.</text:span></text:p>
      <text:p text:style-name="P2"><text:span text:style-name="T1"><text:s text:c="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<text:s/><text:span text:style-name="T1">X</text:span>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AND</text:p>
          </table:table-cell>
          <table:table-cell table:style-name="Table1.A1" office:value-type="string">
            <text:p text:style-name="P9">OR</text:p>
          </table:table-cell>
          <table:table-cell table:style-name="Table1.A1" office:value-type="string">
            <text:p text:style-name="P9">X<text:span text:style-name="T2"> NOT</text:span></text:p>
          </table:table-cell>
          <table:table-cell table:style-name="Table1.F1" office:value-type="string">
            <text:p text:style-name="P9">Y NOT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1</text:p>
          </table:table-cell>
        </table:table-row>
      </table:table>
      <text:p text:style-name="P2"><text:span text:style-name="T1"><text:s/></text:span></text:p>
      <text:p text:style-name="P3">4) 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2">Expression</text:p>
          </table:table-cell>
          <table:table-cell table:style-name="Table2.B1" office:value-type="string">
            <text:p text:style-name="P12">Result</text:p>
          </table:table-cell>
        </table:table-row>
        <table:table-row>
          <table:table-cell table:style-name="Table2.A2" office:value-type="string">
            <text:p text:style-name="P10">(5 &gt;4) and (3 == 5)</text:p>
          </table:table-cell>
          <table:table-cell table:style-name="Table2.B2" office:value-type="string">
            <text:p text:style-name="P11">False</text:p>
          </table:table-cell>
        </table:table-row>
        <table:table-row>
          <table:table-cell table:style-name="Table2.A2" office:value-type="string">
            <text:p text:style-name="P10">Not (5 &gt; 4)</text:p>
          </table:table-cell>
          <table:table-cell table:style-name="Table2.B2" office:value-type="string">
            <text:p text:style-name="P11">False</text:p>
          </table:table-cell>
        </table:table-row>
        <table:table-row>
          <table:table-cell table:style-name="Table2.A2" office:value-type="string">
            <text:p text:style-name="P10">(5 &gt; 4) or (3 == 5)</text:p>
          </table:table-cell>
          <table:table-cell table:style-name="Table2.B2" office:value-type="string">
            <text:p text:style-name="P11">True</text:p>
          </table:table-cell>
        </table:table-row>
        <table:table-row>
          <table:table-cell table:style-name="Table2.A2" office:value-type="string">
            <text:p text:style-name="P10">Not ((5 &gt; 4) or (3 == 5))</text:p>
          </table:table-cell>
          <table:table-cell table:style-name="Table2.B2" office:value-type="string">
            <text:p text:style-name="P11">False</text:p>
          </table:table-cell>
        </table:table-row>
        <table:table-row>
          <table:table-cell table:style-name="Table2.A2" office:value-type="string">
            <text:p text:style-name="P10">(True and True) and (True == False)</text:p>
          </table:table-cell>
          <table:table-cell table:style-name="Table2.B2" office:value-type="string">
            <text:p text:style-name="P11">False</text:p>
          </table:table-cell>
        </table:table-row>
        <table:table-row>
          <table:table-cell table:style-name="Table2.A2" office:value-type="string">
            <text:p text:style-name="P10">(not False) or (not True)</text:p>
          </table:table-cell>
          <table:table-cell table:style-name="Table2.B2" office:value-type="string">
            <text:p text:style-name="P11">True</text:p>
          </table:table-cell>
        </table:table-row>
      </table:table>
      <text:p text:style-name="P3"/>
      <text:p text:style-name="P4">5) <text:s/>The six comparison operators are greater than(&gt;), less than(&lt;), Not equal to(!=), greater than <text:s text:c="7"/>equal to(&gt;=), less than equal to(&lt;=), equal to(==).</text:p>
      <text:p text:style-name="P4">6) <text:s/>The difference between the equal to and assignment operators is that equal to (==) is a comparison operator gives the result as true or false and assignment operator (=) is that which assigns some value to a variable.</text:p>
      <text:p text:style-name="P4">Example :: <text:span text:style-name="T3">equal to (==) </text:span><text:s/></text:p>
      <text:p text:style-name="P4"><text:s text:c="19"/>i/p: <text:s/>if (3==5):</text:p>
      <text:p text:style-name="P4"><text:s text:c="29"/>print (I am good)</text:p>
      <text:p text:style-name="P4"><text:s text:c="27"/>else</text:p>
      <text:p text:style-name="P4"><text:s text:c="29"/>print (I am bad)</text:p>
      <text:p text:style-name="P4"><text:s text:c="19"/>o/p: <text:s/>I am bad</text:p>
      <text:p text:style-name="P4"><text:s text:c="8"/><text:span text:style-name="T3">Assignment operator (=)</text:span></text:p>
      <text:p text:style-name="P4"><text:s text:c="12"/>i/p: <text:s/>a=2</text:p>
      <text:p text:style-name="P4"><text:s text:c="19"/>print(a)</text:p>
      <text:p text:style-name="P4"><text:s text:c="12"/>o/p: 2</text:p>
      <text:p text:style-name="P4"/>
      <text:p text:style-name="P4"/>
      <text:p text:style-name="P4"/>
      <text:p text:style-name="P4"><text:soft-page-break/></text:p>
      <text:p text:style-name="P4">7) <text:span text:style-name="T3">Input:</text:span> <text:s/>spam = 0</text:p>
      <text:p text:style-name="P4">if spam == 10:</text:p>
      <text:p text:style-name="P4"><text:s text:c="4"/>print(‘eggs’)</text:p>
      <text:p text:style-name="P4">if (spam &gt; 5):</text:p>
      <text:p text:style-name="P4"><text:s text:c="3"/>print(‘bacon’)</text:p>
      <text:p text:style-name="P4">else:</text:p>
      <text:p text:style-name="P4"><text:s text:c="3"/>print(‘ham’)</text:p>
      <text:p text:style-name="P4"><text:s text:c="3"/>print(‘spam’)</text:p>
      <text:p text:style-name="P4"><text:s text:c="3"/>print(‘spam’)</text:p>
      <text:p text:style-name="P1"><text:s/></text:p>
      <text:p text:style-name="P4"><text:span text:style-name="T3">output:</text:span> ham</text:p>
      <text:p text:style-name="P4"><text:s text:c="12"/>spam</text:p>
      <text:p text:style-name="P4"><text:s text:c="12"/>spam</text:p>
      <text:p text:style-name="P5">8) <text:s/>Write code that prints Hello if 1 is stored in spam, prints Howdy if 2 is stored in spam, and prints</text:p>
      <text:p text:style-name="P5">Greetings! if anything else is stored in spam.</text:p>
      <text:p text:style-name="P5">Ans: <text:s text:c="2"/>spam=input(“enter a value”)</text:p>
      <text:p text:style-name="P5"><text:s text:c="10"/>if (spam=1):</text:p>
      <text:p text:style-name="P5"><text:s text:c="12"/>print (“Hello”)</text:p>
      <text:p text:style-name="P5"><text:s text:c="10"/>if (spam=2):</text:p>
      <text:p text:style-name="P5"><text:s text:c="12"/>print (“Howdy”)</text:p>
      <text:p text:style-name="P5"><text:s text:c="10"/>else:</text:p>
      <text:p text:style-name="P5"><text:s text:c="12"/>print (“Greetings!”)</text:p>
      <text:p text:style-name="P5">9) <text:s/>If our programme is stuck in an endless loop, we’ll press Ctrl+c to stop endless loop.</text:p>
      <text:p text:style-name="P5">10) The difference between break and continue is that break exits from the loop while continue skips the next of loop statement and <text:s/>starts the next iteration of the loop.</text:p>
      <text:p text:style-name="P6">11) <text:s/>In a for loop, range(10) means the loop count starts from 0 to 9 as only stop value has been mentioned as 10 and bydefault 0 is starting value. It is bydefault counted from 0, though 0 is not mentioned here.</text:p>
      <text:p text:style-name="P6"><text:s/>Range(0,10) gives the output same as range(10) . The only difference is that both starting value and stop value have been mentioned here.</text:p>
      <text:p text:style-name="P6">Range(0,10,1) gives the output same as previous ones. But here strating value, stop value and step values have been mentioned. </text:p>
      <text:p text:style-name="P6">12) Write a short program that prints the numbers 1 to 10 using a for loop.</text:p>
      <text:p text:style-name="P6">Ans: for i in range (1,11):</text:p>
      <text:p text:style-name="P6"><text:s text:c="11"/>print (i)</text:p>
      <text:p text:style-name="P6"/>
      <text:p text:style-name="P6">Write an equivalent program that prints the numbers 1 to 10 using a while loop. </text:p>
      <text:p text:style-name="P6">Ans: <text:s/>i=1</text:p>
      <text:p text:style-name="P6"><text:s text:c="10"/>While (i&lt;=10):</text:p>
      <text:p text:style-name="P6"><text:s text:c="13"/>print(i) </text:p>
      <text:p text:style-name="P6"><text:s text:c="14"/>i=i+1</text:p>
      <text:p text:style-name="P6">13) <text:s/>If you had a function named bacon() inside a module named spam, how would you call it after</text:p>
      <text:p text:style-name="P6">importing spam?</text:p>
      <text:p text:style-name="P6">Ans: spam.bacon()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22:23:15.159386628</meta:creation-date>
    <dc:date>2023-07-21T00:57:55.772963585</dc:date>
    <meta:editing-duration>PT2H34M40S</meta:editing-duration>
    <meta:editing-cycles>6</meta:editing-cycles>
    <meta:generator>LibreOffice/7.5.1.2$Linux_X86_64 LibreOffice_project/50$Build-2</meta:generator>
    <meta:document-statistic meta:table-count="2" meta:image-count="0" meta:object-count="0" meta:page-count="2" meta:paragraph-count="110" meta:word-count="519" meta:character-count="3221" meta:non-whitespace-character-count="2266"/>
  </office:meta>
</office:document-meta>
</file>